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style-complex="italic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left="0.5in" fo:margin-right="0in" fo:text-indent="0in" style:auto-text-indent="false"/>
    </style:style>
    <style:style style:name="P3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  <style:style style:name="P4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5" style:family="paragraph" style:parent-style-name="Text_20_body" style:list-style-name="L4">
      <style:paragraph-properties fo:margin-left="0.5in" fo:margin-right="0in" fo:text-indent="0in" style:auto-text-indent="false" fo:margin-top="0in" fo:margin-bottom="0in"/>
    </style:style>
    <style:style style:name="P6" style:family="paragraph" style:parent-style-name="Text_20_body" style:list-style-name="L5"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left="0.5in" fo:margin-right="0in" fo:text-indent="0in" style:auto-text-indent="false" fo:margin-top="0in" fo:margin-bottom="0in"/>
    </style:style>
    <style:style style:name="P10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h text:style-name="Heading_20_1" text:outline-level="1"><text:bookmark-start text:name="resume-joost-soeterbroek"/>Resume Joost Soeterbroek<text:bookmark-end text:name="resume-joost-soeterbroek"/></text:h>
      <text:p text:style-name="Horizontal_20_Line"/>
      <text:p text:style-name="P1">Extensive background in IT as a UNIX/Linux sysadmin, web application development and DevOps roles. Strong in configuration management automation &amp; orchestration. Red Hat Enterprise Linux Certified Engineer.</text:p>
      <text:p text:style-name="Horizontal_20_Line"/>
      <text:h text:style-name="Heading_20_2" text:outline-level="2"><text:bookmark-start text:name="employment-history"/>Employment History<text:bookmark-end text:name="employment-history"/></text:h>
      <text:p text:style-name="Definition_20_Term_20_Tight">2020 - present</text:p>
      <text:p text:style-name="Definition_20_Definition_20_Tight"><text:span text:style-name="T1">Dienst ICT Uitvoering (Dictu), Dutch Ministery of Economic Affairs and Climate</text:span><text:line-break/><text:span text:style-name="T2">Linux Engineer (DevOps)</text:span></text:p>
      <text:p text:style-name="Definition_20_Term_20_Tight">2018 - 2020</text:p>
      <text:p text:style-name="Definition_20_Definition_20_Tight"><text:span text:style-name="T1">Hartekamp Groep</text:span><text:line-break/><text:span text:style-name="T2">Caregiver for people with mental handicaps</text:span></text:p>
      <text:p text:style-name="Definition_20_Term_20_Tight">2016 - 2018</text:p>
      <text:p text:style-name="Definition_20_Definition_20_Tight"><text:span text:style-name="T1">Koninklijke Nederlandse Redding Maatschappij</text:span><text:line-break/><text:span text:style-name="T2">Database-, Linux System- and Application Administrator</text:span></text:p>
      <text:p text:style-name="Definition_20_Term_20_Tight">2014 - 2016</text:p>
      <text:p text:style-name="Definition_20_Definition_20_Tight"><text:span text:style-name="T1">Proxy BV, UNIX Consultancy</text:span><text:line-break/><text:span text:style-name="T2">UNIX/Linux systems consultant @ National Police</text:span></text:p>
      <text:p text:style-name="Definition_20_Term_20_Tight">2012 - 2014</text:p>
      <text:p text:style-name="Definition_20_Definition_20_Tight"><text:span text:style-name="T1">Proxy BV, UNIX Consultancy</text:span><text:line-break/><text:span text:style-name="T2">UNIX/Linux systems consultant @ Rijkswaterstaat</text:span></text:p>
      <text:p text:style-name="Definition_20_Term_20_Tight">2011 – 2012</text:p>
      <text:p text:style-name="Definition_20_Definition_20_Tight"><text:span text:style-name="T1">ONVZ Health Care Insurance</text:span><text:line-break/><text:span text:style-name="T2">Applications Administrator</text:span></text:p>
      <text:p text:style-name="Definition_20_Term_20_Tight">2008 – 2011</text:p>
      <text:p text:style-name="Definition_20_Definition_20_Tight"><text:span text:style-name="T1">ONVZ Health Care Insurance</text:span><text:line-break/><text:span text:style-name="T2">Red Hat Linux Systems Administrator</text:span></text:p>
      <text:p text:style-name="Definition_20_Term_20_Tight">2007 – 2008</text:p>
      <text:p text:style-name="Definition_20_Definition_20_Tight"><text:span text:style-name="T1">Schuberg Philis</text:span><text:line-break/><text:span text:style-name="T2">Mission Critical Engineer</text:span></text:p>
      <text:p text:style-name="Definition_20_Term_20_Tight">2005 - 2007</text:p>
      <text:p text:style-name="Definition_20_Definition_20_Tight"><text:span text:style-name="T1">Shell</text:span><text:line-break/><text:span text:style-name="T2">Linux Project Engineer</text:span></text:p>
      <text:p text:style-name="Definition_20_Term_20_Tight">2004 - 2005</text:p>
      <text:p text:style-name="Definition_20_Definition_20_Tight"><text:span text:style-name="T1">Sun Microsystems</text:span><text:line-break/><text:span text:style-name="T2">Desktop Solutions Architect (Central- and Northern Europe Region)</text:span></text:p>
      <text:p text:style-name="Definition_20_Term_20_Tight">2001-2004</text:p>
      <text:p text:style-name="Definition_20_Definition_20_Tight"><text:span text:style-name="T1">Sun Microsystems</text:span><text:line-break/><text:span text:style-name="T2">Technical Consultant Professional Services</text:span></text:p>
      <text:p text:style-name="Definition_20_Term_20_Tight">2000-2001</text:p>
      <text:p text:style-name="Definition_20_Definition_20_Tight"><text:span text:style-name="T1">Snow UNIX Consultancy</text:span><text:line-break/><text:span text:style-name="T2">UNIX/Linux Consultant</text:span></text:p>
      <text:p text:style-name="Definition_20_Term_20_Tight">1998-2000</text:p>
      <text:p text:style-name="Definition_20_Definition_20_Tight"><text:span text:style-name="T1">VNU Publishing Corp.</text:span><text:line-break/><text:span text:style-name="T2">Webmaster</text:span></text:p>
      <text:p text:style-name="Definition_20_Term_20_Tight">1996-1998</text:p>
      <text:p text:style-name="Definition_20_Definition_20_Tight"><text:span text:style-name="T1">Media@vantage</text:span><text:line-break/><text:span text:style-name="T2">HTML programmer</text:span></text:p>
      <text:p text:style-name="Definition_20_Term_20_Tight">1995-1996</text:p>
      <text:p text:style-name="Definition_20_Definition_20_Tight"><text:span text:style-name="T1">Planet Internet</text:span><text:line-break/><text:span text:style-name="T2">Help desk employee</text:span></text:p>
      <text:h text:style-name="Heading_20_2" text:outline-level="2"><text:bookmark-start text:name="technical-experience"/>Technical Experience<text:bookmark-end text:name="technical-experience"/></text:h>
      <text:p text:style-name="Definition_20_Term">Covid-19 notification app</text:p>
      <text:p text:style-name="Definition_20_Definition">I have participated in the Dutch Governments’ effort to create a Covid-19 notification app and website:</text:p>
      <text:list text:style-name="L1">
        <text:list-item>
          <text:p text:style-name="P2">Covid-19 notification iOS app</text:p>
          <text:list text:style-name="L2">
            <text:list-item>
              <text:p text:style-name="P3">Configured CI/CD public build pipeline with Github Actions</text:p>
            </text:list-item>
            <text:list-item>
              <text:p text:style-name="P3">Python script to allow for binary comparison between ipa files resulting from different build environments</text:p>
            </text:list-item>
          </text:list>
          <text:p text:style-name="P2">See: <text:a xlink:type="simple" xlink:href="https://github.com/minvws/nl-covid19-notification-app-ios/graphs/contributors" office:name=""><text:span text:style-name="Definition">github.com/minvws/nl-covid19-notification-app-ios/graphs/contributors</text:span></text:a></text:p>
        </text:list-item>
        <text:list-item>
          <text:p text:style-name="P2">Covid-19 notification app website</text:p>
          <text:list text:style-name="L3">
            <text:list-item>
              <text:p text:style-name="P4">Language switch to allow for multiple languages</text:p>
            </text:list-item>
            <text:list-item>
              <text:p text:style-name="P4">minor contributions</text:p>
            </text:list-item>
          </text:list>
          <text:p text:style-name="P2">See: <text:a xlink:type="simple" xlink:href="https://github.com/minvws/nl-covid19-notification-app-website/graphs/contributors" office:name=""><text:span text:style-name="Definition">github.com/minvws/nl-covid19-notification-app-website/graphs/contributors</text:span></text:a></text:p>
        </text:list-item>
      </text:list>
      <text:p text:style-name="Definition_20_Term">Open Source</text:p>
      <text:p text:style-name="Definition_20_Definition">In my spare time I have participated in the Fedora Linux project as a package maintainer (<text:a xlink:type="simple" xlink:href="https://fedoraproject.org/wiki/JoostSoeterbroek" office:name=""><text:span text:style-name="Definition">Fedora Wikipage</text:span></text:a>) for a number of RPM packages. Google search for: ‘<text:span text:style-name="T3">Joost Soeterbroek Fedora</text:span>’</text:p>
      <text:p text:style-name="Definition_20_Definition">See also my Github repository at <text:a xlink:type="simple" xlink:href="https://github.com/jsoeterbroek" office:name=""><text:span text:style-name="Definition">github.com/jsoeterbroek</text:span></text:a> for coding examples and project contributions.</text:p>
      <text:p text:style-name="Definition_20_Term">DevOps</text:p>
      <text:p text:style-name="Definition_20_Definition"><text:span text:style-name="T1">Configuration Management &amp; Orchestration Automation</text:span> Considerable amount of experience with configuration management automation tooling, workflows and orchestration in production environments with:</text:p>
      <text:list text:style-name="L4">
        <text:list-item>
          <text:p text:style-name="P5">Ansible</text:p>
        </text:list-item>
        <text:list-item>
          <text:p text:style-name="P5">Puppet</text:p>
        </text:list-item>
        <text:list-item>
          <text:p text:style-name="P5">CfEngine</text:p>
        </text:list-item>
      </text:list>
      <text:p text:style-name="Definition_20_Definition"><text:span text:style-name="T1">CI/CD workflows:</text:span> Experience with Continuous Integration workflows with Github, GitLab, Jenkins in a DevOps capacity.</text:p>
      <text:p text:style-name="Definition_20_Term_20_Tight">Programming Languages</text:p>
      <text:p text:style-name="Definition_20_Definition_20_Tight"><text:span text:style-name="T1">Python:</text:span> Python is my go-to language for scripting and programming in the fields of automation, web development and glueing of systems and services. I use Python Django for web development projects and dashboards.</text:p>
      <text:p text:style-name="Definition_20_Definition_20_Tight"><text:span text:style-name="T1">Shell-scripting:</text:span> Fair amount of experience writing scripts using Bash. Comfortable on UNIX/Linux command-line.</text:p>
      <text:p text:style-name="Definition_20_Definition_20_Tight"><text:span text:style-name="T1">Web:</text:span> Fair amount of PHP experience for web development. I use Python Django and Jekyll for web development projects.</text:p>
      <text:p text:style-name="Definition_20_Definition_20_Tight">Basic knowledge of general software and programming concepts and software development methodologies and tooling.</text:p>
      <text:p text:style-name="Definition_20_Term">Sysadmin</text:p>
      <text:p text:style-name="Definition_20_Definition"><text:span text:style-name="T1">Red Hat:</text:span> Extensive knowledge of Red Hat Enterprise Linux operating system and solutions. I am a Red Hat Certified Professional (RHCE) – Certificate number: <text:span text:style-name="T1">110-264-371</text:span>.</text:p>
      <text:p text:style-name="Definition_20_Definition"><text:a xlink:type="simple" xlink:href="https://www.redhat.com/rhtapps/certification/verify/?certId=110-264-371" office:name=""><text:span text:style-name="Definition">Verify: https://www.redhat.com/rhtapps/certification/verify/?certId=110-264-371</text:span></text:a></text:p>
      <text:p text:style-name="Definition_20_Definition"><text:span text:style-name="T1">Monitoring:</text:span> Extensive knowledge of systems monitoring with Nagios.</text:p>
      <text:h text:style-name="Heading_20_2" text:outline-level="2"><text:bookmark-start text:name="non-technical-skills"/>Non-technical Skills<text:bookmark-end text:name="non-technical-skills"/></text:h>
      <text:list text:style-name="L5">
        <text:list-item>
          <text:p text:style-name="P6">Human Languages:</text:p>
          <text:list text:style-name="L6">
            <text:list-item>
              <text:p text:style-name="P7">Fluent in English and Dutch.</text:p>
            </text:list-item>
            <text:list-item>
              <text:p text:style-name="P7">Fair knowledge of French, German and written Arabic.</text:p>
            </text:list-item>
            <text:list-item>
              <text:p text:style-name="P7">Willing and able to learn new languages quickly.</text:p>
            </text:list-item>
          </text:list>
        </text:list-item>
        <text:list-item>
          <text:p text:style-name="P6">Personal and medical care for people with mental disabilities:</text:p>
          <text:list text:style-name="L7">
            <text:list-item>
              <text:p text:style-name="P8">Medication prescription and handling</text:p>
            </text:list-item>
            <text:list-item>
              <text:p text:style-name="P8">Diabetes Mellitus and Insulin care</text:p>
            </text:list-item>
            <text:list-item>
              <text:p text:style-name="P8">Personal care and basic hygiene</text:p>
            </text:list-item>
            <text:list-item>
              <text:p text:style-name="P8">Personal well-being and creative activities</text:p>
            </text:list-item>
            <text:list-item>
              <text:p text:style-name="P8">Practical use of technology in personal care</text:p>
            </text:list-item>
          </text:list>
        </text:list-item>
      </text:list>
      <text:h text:style-name="Heading_20_2" text:outline-level="2"><text:bookmark-start text:name="education"/>Education<text:bookmark-end text:name="education"/></text:h>
      <text:p text:style-name="Definition_20_Term">1991 - 1993</text:p>
      <text:p text:style-name="Definition_20_Definition"><text:span text:style-name="T1">Middle Eastern Languages &amp; Cultures</text:span>; University of Groningen (RuG)</text:p>
      <text:p text:style-name="Definition_20_Definition">Attended University of Groningen (RuG) ‘Middle Eastern Languages &amp; Cultures’ program with a strong emphasis on the Arabic language, culture, literature and history.</text:p>
      <text:list text:style-name="L8">
        <text:list-item>
          <text:p text:style-name="P9">Lived for 6 months in Cairo, Egypt as part of the university program.</text:p>
        </text:list-item>
      </text:list>
      <text:p text:style-name="Definition_20_Term">1993 - 1994</text:p>
      <text:p text:style-name="Definition_20_Definition"><text:span text:style-name="T1">Middle Eastern Languages &amp; Cultures</text:span>; University of Amsterdam (UvA)</text:p>
      <text:p text:style-name="Definition_20_Definition">Attended University of Amsterdam (UvA), ‘Middle Eastern Languages &amp; Cultures’ program with a strong emphasis on the Arabic language, culture, literature and history.</text:p>
      <text:p text:style-name="Horizontal_20_Line"/>
      <text:p text:style-name="P10"><text:a xlink:type="simple" xlink:href="mailto:joost.soeterbroek@gmail.com" office:name=""><text:span text:style-name="Definition">joost.soeterbroek@gmail.com</text:span></text:a><text:line-break/>+31 (0)6 34833845<text:line-break/>linkedin.com/in/jsoeterbroek<text:line-break/>github.com/jsoeterbroek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1-05-04T11:06:58Z</meta:creation-date>
    <dc:date>2021-05-04T11:06:58Z</dc:date>
  </office:meta>
</office:document-meta>
</file>